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30.48mm" svg:height="157.25mm" svg:x="2932.21mm" svg:y="32.67mm">
            <loext:p draw:notify-on-update-of-ranges="merge_obj.A3:merge_obj.EU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46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table:number-columns-repeated="145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5"/>
        </table:table-row>
        <table:table-row table:style-name="ro1">
          <table:table-cell office:value-type="float" office:value="208214000" calcext:value-type="float">
            <text:p>208214000</text:p>
          </table:table-cell>
          <table:table-cell office:value-type="float" office:value="207628000" calcext:value-type="float">
            <text:p>207628000</text:p>
          </table:table-cell>
          <table:table-cell office:value-type="float" office:value="207745000" calcext:value-type="float">
            <text:p>207745000</text:p>
          </table:table-cell>
          <table:table-cell office:value-type="float" office:value="208203000" calcext:value-type="float">
            <text:p>208203000</text:p>
          </table:table-cell>
          <table:table-cell office:value-type="float" office:value="208538000" calcext:value-type="float">
            <text:p>208538000</text:p>
          </table:table-cell>
          <table:table-cell office:value-type="float" office:value="208731000" calcext:value-type="float">
            <text:p>208731000</text:p>
          </table:table-cell>
          <table:table-cell office:value-type="float" office:value="208871000" calcext:value-type="float">
            <text:p>208871000</text:p>
          </table:table-cell>
          <table:table-cell office:value-type="float" office:value="208848000" calcext:value-type="float">
            <text:p>208848000</text:p>
          </table:table-cell>
          <table:table-cell office:value-type="float" office:value="208476000" calcext:value-type="float">
            <text:p>208476000</text:p>
          </table:table-cell>
          <table:table-cell office:value-type="float" office:value="208428000" calcext:value-type="float">
            <text:p>208428000</text:p>
          </table:table-cell>
          <table:table-cell office:value-type="float" office:value="228243000" calcext:value-type="float">
            <text:p>228243000</text:p>
          </table:table-cell>
          <table:table-cell office:value-type="float" office:value="227923000" calcext:value-type="float">
            <text:p>227923000</text:p>
          </table:table-cell>
          <table:table-cell office:value-type="float" office:value="228327000" calcext:value-type="float">
            <text:p>228327000</text:p>
          </table:table-cell>
          <table:table-cell office:value-type="float" office:value="228040000" calcext:value-type="float">
            <text:p>228040000</text:p>
          </table:table-cell>
          <table:table-cell office:value-type="float" office:value="228274000" calcext:value-type="float">
            <text:p>228274000</text:p>
          </table:table-cell>
          <table:table-cell office:value-type="float" office:value="228084000" calcext:value-type="float">
            <text:p>228084000</text:p>
          </table:table-cell>
          <table:table-cell office:value-type="float" office:value="228314000" calcext:value-type="float">
            <text:p>228314000</text:p>
          </table:table-cell>
          <table:table-cell office:value-type="float" office:value="228011000" calcext:value-type="float">
            <text:p>228011000</text:p>
          </table:table-cell>
          <table:table-cell office:value-type="float" office:value="228181000" calcext:value-type="float">
            <text:p>228181000</text:p>
          </table:table-cell>
          <table:table-cell office:value-type="float" office:value="228244000" calcext:value-type="float">
            <text:p>228244000</text:p>
          </table:table-cell>
          <table:table-cell office:value-type="float" office:value="228212000" calcext:value-type="float">
            <text:p>228212000</text:p>
          </table:table-cell>
          <table:table-cell office:value-type="float" office:value="228229000" calcext:value-type="float">
            <text:p>228229000</text:p>
          </table:table-cell>
          <table:table-cell office:value-type="float" office:value="228272000" calcext:value-type="float">
            <text:p>228272000</text:p>
          </table:table-cell>
          <table:table-cell office:value-type="float" office:value="228062000" calcext:value-type="float">
            <text:p>228062000</text:p>
          </table:table-cell>
          <table:table-cell office:value-type="float" office:value="228070000" calcext:value-type="float">
            <text:p>228070000</text:p>
          </table:table-cell>
          <table:table-cell office:value-type="float" office:value="228362000" calcext:value-type="float">
            <text:p>228362000</text:p>
          </table:table-cell>
          <table:table-cell office:value-type="float" office:value="228261000" calcext:value-type="float">
            <text:p>228261000</text:p>
          </table:table-cell>
          <table:table-cell office:value-type="float" office:value="228138000" calcext:value-type="float">
            <text:p>228138000</text:p>
          </table:table-cell>
          <table:table-cell office:value-type="float" office:value="228038000" calcext:value-type="float">
            <text:p>228038000</text:p>
          </table:table-cell>
          <table:table-cell office:value-type="float" office:value="227891000" calcext:value-type="float">
            <text:p>227891000</text:p>
          </table:table-cell>
          <table:table-cell office:value-type="float" office:value="229002000" calcext:value-type="float">
            <text:p>229002000</text:p>
          </table:table-cell>
          <table:table-cell office:value-type="float" office:value="229090000" calcext:value-type="float">
            <text:p>229090000</text:p>
          </table:table-cell>
          <table:table-cell office:value-type="float" office:value="228988000" calcext:value-type="float">
            <text:p>228988000</text:p>
          </table:table-cell>
          <table:table-cell office:value-type="float" office:value="229003000" calcext:value-type="float">
            <text:p>229003000</text:p>
          </table:table-cell>
          <table:table-cell office:value-type="float" office:value="228990000" calcext:value-type="float">
            <text:p>228990000</text:p>
          </table:table-cell>
          <table:table-cell office:value-type="float" office:value="229025000" calcext:value-type="float">
            <text:p>229025000</text:p>
          </table:table-cell>
          <table:table-cell office:value-type="float" office:value="228994000" calcext:value-type="float">
            <text:p>228994000</text:p>
          </table:table-cell>
          <table:table-cell office:value-type="float" office:value="229013000" calcext:value-type="float">
            <text:p>229013000</text:p>
          </table:table-cell>
          <table:table-cell office:value-type="float" office:value="229007000" calcext:value-type="float">
            <text:p>229007000</text:p>
          </table:table-cell>
          <table:table-cell office:value-type="float" office:value="229000000" calcext:value-type="float">
            <text:p>229000000</text:p>
          </table:table-cell>
          <table:table-cell office:value-type="float" office:value="229028000" calcext:value-type="float">
            <text:p>229028000</text:p>
          </table:table-cell>
          <table:table-cell office:value-type="float" office:value="228993000" calcext:value-type="float">
            <text:p>228993000</text:p>
          </table:table-cell>
          <table:table-cell office:value-type="float" office:value="229026000" calcext:value-type="float">
            <text:p>229026000</text:p>
          </table:table-cell>
          <table:table-cell office:value-type="float" office:value="229108000" calcext:value-type="float">
            <text:p>229108000</text:p>
          </table:table-cell>
          <table:table-cell office:value-type="float" office:value="229053000" calcext:value-type="float">
            <text:p>229053000</text:p>
          </table:table-cell>
          <table:table-cell office:value-type="float" office:value="229025000" calcext:value-type="float">
            <text:p>229025000</text:p>
          </table:table-cell>
          <table:table-cell office:value-type="float" office:value="229056000" calcext:value-type="float">
            <text:p>229056000</text:p>
          </table:table-cell>
          <table:table-cell office:value-type="float" office:value="229050000" calcext:value-type="float">
            <text:p>229050000</text:p>
          </table:table-cell>
          <table:table-cell table:number-columns-repeated="2" office:value-type="float" office:value="228999000" calcext:value-type="float">
            <text:p>228999000</text:p>
          </table:table-cell>
          <table:table-cell office:value-type="float" office:value="229001000" calcext:value-type="float">
            <text:p>229001000</text:p>
          </table:table-cell>
          <table:table-cell office:value-type="float" office:value="229079000" calcext:value-type="float">
            <text:p>229079000</text:p>
          </table:table-cell>
          <table:table-cell office:value-type="float" office:value="229023000" calcext:value-type="float">
            <text:p>229023000</text:p>
          </table:table-cell>
          <table:table-cell office:value-type="float" office:value="229131000" calcext:value-type="float">
            <text:p>229131000</text:p>
          </table:table-cell>
          <table:table-cell office:value-type="float" office:value="229040000" calcext:value-type="float">
            <text:p>229040000</text:p>
          </table:table-cell>
          <table:table-cell office:value-type="float" office:value="229059000" calcext:value-type="float">
            <text:p>229059000</text:p>
          </table:table-cell>
          <table:table-cell office:value-type="float" office:value="229048000" calcext:value-type="float">
            <text:p>229048000</text:p>
          </table:table-cell>
          <table:table-cell office:value-type="float" office:value="229009000" calcext:value-type="float">
            <text:p>229009000</text:p>
          </table:table-cell>
          <table:table-cell office:value-type="float" office:value="229002000" calcext:value-type="float">
            <text:p>229002000</text:p>
          </table:table-cell>
          <table:table-cell office:value-type="float" office:value="228972000" calcext:value-type="float">
            <text:p>228972000</text:p>
          </table:table-cell>
          <table:table-cell office:value-type="float" office:value="231575000" calcext:value-type="float">
            <text:p>231575000</text:p>
          </table:table-cell>
          <table:table-cell office:value-type="float" office:value="231546000" calcext:value-type="float">
            <text:p>231546000</text:p>
          </table:table-cell>
          <table:table-cell office:value-type="float" office:value="231537000" calcext:value-type="float">
            <text:p>231537000</text:p>
          </table:table-cell>
          <table:table-cell office:value-type="float" office:value="231557000" calcext:value-type="float">
            <text:p>231557000</text:p>
          </table:table-cell>
          <table:table-cell office:value-type="float" office:value="231518000" calcext:value-type="float">
            <text:p>231518000</text:p>
          </table:table-cell>
          <table:table-cell office:value-type="float" office:value="231607000" calcext:value-type="float">
            <text:p>231607000</text:p>
          </table:table-cell>
          <table:table-cell office:value-type="float" office:value="231541000" calcext:value-type="float">
            <text:p>231541000</text:p>
          </table:table-cell>
          <table:table-cell office:value-type="float" office:value="231593000" calcext:value-type="float">
            <text:p>231593000</text:p>
          </table:table-cell>
          <table:table-cell office:value-type="float" office:value="231508000" calcext:value-type="float">
            <text:p>231508000</text:p>
          </table:table-cell>
          <table:table-cell office:value-type="float" office:value="231589000" calcext:value-type="float">
            <text:p>231589000</text:p>
          </table:table-cell>
          <table:table-cell office:value-type="float" office:value="231555000" calcext:value-type="float">
            <text:p>231555000</text:p>
          </table:table-cell>
          <table:table-cell office:value-type="float" office:value="231543000" calcext:value-type="float">
            <text:p>231543000</text:p>
          </table:table-cell>
          <table:table-cell office:value-type="float" office:value="231550000" calcext:value-type="float">
            <text:p>231550000</text:p>
          </table:table-cell>
          <table:table-cell office:value-type="float" office:value="231581000" calcext:value-type="float">
            <text:p>231581000</text:p>
          </table:table-cell>
          <table:table-cell office:value-type="float" office:value="231592000" calcext:value-type="float">
            <text:p>231592000</text:p>
          </table:table-cell>
          <table:table-cell office:value-type="float" office:value="231557000" calcext:value-type="float">
            <text:p>231557000</text:p>
          </table:table-cell>
          <table:table-cell office:value-type="float" office:value="231605000" calcext:value-type="float">
            <text:p>231605000</text:p>
          </table:table-cell>
          <table:table-cell office:value-type="float" office:value="231590000" calcext:value-type="float">
            <text:p>231590000</text:p>
          </table:table-cell>
          <table:table-cell office:value-type="float" office:value="231556000" calcext:value-type="float">
            <text:p>231556000</text:p>
          </table:table-cell>
          <table:table-cell office:value-type="float" office:value="231550000" calcext:value-type="float">
            <text:p>231550000</text:p>
          </table:table-cell>
          <table:table-cell office:value-type="float" office:value="231526000" calcext:value-type="float">
            <text:p>231526000</text:p>
          </table:table-cell>
          <table:table-cell office:value-type="float" office:value="231515000" calcext:value-type="float">
            <text:p>231515000</text:p>
          </table:table-cell>
          <table:table-cell office:value-type="float" office:value="231600000" calcext:value-type="float">
            <text:p>231600000</text:p>
          </table:table-cell>
          <table:table-cell office:value-type="float" office:value="231533000" calcext:value-type="float">
            <text:p>231533000</text:p>
          </table:table-cell>
          <table:table-cell office:value-type="float" office:value="231535000" calcext:value-type="float">
            <text:p>231535000</text:p>
          </table:table-cell>
          <table:table-cell office:value-type="float" office:value="231585000" calcext:value-type="float">
            <text:p>231585000</text:p>
          </table:table-cell>
          <table:table-cell office:value-type="float" office:value="231550000" calcext:value-type="float">
            <text:p>231550000</text:p>
          </table:table-cell>
          <table:table-cell office:value-type="float" office:value="231516000" calcext:value-type="float">
            <text:p>231516000</text:p>
          </table:table-cell>
          <table:table-cell office:value-type="float" office:value="231540000" calcext:value-type="float">
            <text:p>231540000</text:p>
          </table:table-cell>
          <table:table-cell office:value-type="float" office:value="231558000" calcext:value-type="float">
            <text:p>231558000</text:p>
          </table:table-cell>
          <table:table-cell office:value-type="float" office:value="231551000" calcext:value-type="float">
            <text:p>231551000</text:p>
          </table:table-cell>
          <table:table-cell office:value-type="float" office:value="231583000" calcext:value-type="float">
            <text:p>231583000</text:p>
          </table:table-cell>
          <table:table-cell office:value-type="float" office:value="231578000" calcext:value-type="float">
            <text:p>231578000</text:p>
          </table:table-cell>
          <table:table-cell office:value-type="float" office:value="231541000" calcext:value-type="float">
            <text:p>231541000</text:p>
          </table:table-cell>
          <table:table-cell office:value-type="float" office:value="231573000" calcext:value-type="float">
            <text:p>231573000</text:p>
          </table:table-cell>
          <table:table-cell office:value-type="float" office:value="231546000" calcext:value-type="float">
            <text:p>231546000</text:p>
          </table:table-cell>
          <table:table-cell office:value-type="float" office:value="231571000" calcext:value-type="float">
            <text:p>231571000</text:p>
          </table:table-cell>
          <table:table-cell office:value-type="float" office:value="231534000" calcext:value-type="float">
            <text:p>231534000</text:p>
          </table:table-cell>
          <table:table-cell office:value-type="float" office:value="231529000" calcext:value-type="float">
            <text:p>231529000</text:p>
          </table:table-cell>
          <table:table-cell office:value-type="float" office:value="231536000" calcext:value-type="float">
            <text:p>231536000</text:p>
          </table:table-cell>
          <table:table-cell table:number-columns-repeated="50" office:value-type="float" office:value="233102000" calcext:value-type="float">
            <text:p>233102000</text:p>
          </table:table-cell>
          <table:table-cell office:value-type="float" office:value="233176000" calcext:value-type="float">
            <text:p>23317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19:00:51.534707259</dc:date>
    <meta:editing-duration>PT1M33S</meta:editing-duration>
    <meta:editing-cycles>1</meta:editing-cycles>
    <meta:document-statistic meta:table-count="1" meta:cell-count="16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49cm" svg:height="15.726cm" xlink:href=".." xlink:type="simple" chart:class="chart:line" chart:style-name="ch1">
        <chart:title svg:x="6.665cm" svg:y="0.45cm" chart:style-name="ch2">
          <text:p>p4hd - simple merge (10+10/5) - max 2.331e+08</text:p>
        </chart:title>
        <chart:plot-area chart:style-name="ch3" table:cell-range-address="merge_obj.A3:merge_obj.EU3" svg:x="1.471cm" svg:y="1.543cm" svg:width="21.118cm" svg:height="12.888cm">
          <chartooo:coordinate-region svg:x="3.389cm" svg:y="1.663cm" svg:width="19.059cm" svg:height="11.765cm"/>
          <chart:axis chart:dimension="x" chart:name="primary-x" chart:style-name="ch4">
            <chart:title svg:x="11.073cm" svg:y="14.745cm" chart:style-name="ch5">
              <text:p>SA Iterations</text:p>
            </chart:title>
          </chart:axis>
          <chart:axis chart:dimension="y" chart:name="primary-y" chart:style-name="ch4">
            <chart:title svg:x="0.451cm" svg:y="9.169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EU3" chart:class="chart:line">
            <chart:data-point chart:repeated="1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08214000">
                <text:p>208214000</text:p>
                <draw:g>
                  <svg:desc>merge_obj.A3:merge_obj.EU3</svg:desc>
                </draw:g>
              </table:table-cell>
              <table:table-cell office:value-type="float" office:value="207628000">
                <text:p>207628000</text:p>
              </table:table-cell>
              <table:table-cell office:value-type="float" office:value="207745000">
                <text:p>207745000</text:p>
              </table:table-cell>
              <table:table-cell office:value-type="float" office:value="208203000">
                <text:p>208203000</text:p>
              </table:table-cell>
              <table:table-cell office:value-type="float" office:value="208538000">
                <text:p>208538000</text:p>
              </table:table-cell>
              <table:table-cell office:value-type="float" office:value="208731000">
                <text:p>208731000</text:p>
              </table:table-cell>
              <table:table-cell office:value-type="float" office:value="208871000">
                <text:p>208871000</text:p>
              </table:table-cell>
              <table:table-cell office:value-type="float" office:value="208848000">
                <text:p>208848000</text:p>
              </table:table-cell>
              <table:table-cell office:value-type="float" office:value="208476000">
                <text:p>208476000</text:p>
              </table:table-cell>
              <table:table-cell office:value-type="float" office:value="208428000">
                <text:p>208428000</text:p>
              </table:table-cell>
              <table:table-cell office:value-type="float" office:value="228243000">
                <text:p>228243000</text:p>
              </table:table-cell>
              <table:table-cell office:value-type="float" office:value="227923000">
                <text:p>227923000</text:p>
              </table:table-cell>
              <table:table-cell office:value-type="float" office:value="228327000">
                <text:p>228327000</text:p>
              </table:table-cell>
              <table:table-cell office:value-type="float" office:value="228040000">
                <text:p>228040000</text:p>
              </table:table-cell>
              <table:table-cell office:value-type="float" office:value="228274000">
                <text:p>228274000</text:p>
              </table:table-cell>
              <table:table-cell office:value-type="float" office:value="228084000">
                <text:p>228084000</text:p>
              </table:table-cell>
              <table:table-cell office:value-type="float" office:value="228314000">
                <text:p>228314000</text:p>
              </table:table-cell>
              <table:table-cell office:value-type="float" office:value="228011000">
                <text:p>228011000</text:p>
              </table:table-cell>
              <table:table-cell office:value-type="float" office:value="228181000">
                <text:p>228181000</text:p>
              </table:table-cell>
              <table:table-cell office:value-type="float" office:value="228244000">
                <text:p>228244000</text:p>
              </table:table-cell>
              <table:table-cell office:value-type="float" office:value="228212000">
                <text:p>228212000</text:p>
              </table:table-cell>
              <table:table-cell office:value-type="float" office:value="228229000">
                <text:p>228229000</text:p>
              </table:table-cell>
              <table:table-cell office:value-type="float" office:value="228272000">
                <text:p>228272000</text:p>
              </table:table-cell>
              <table:table-cell office:value-type="float" office:value="228062000">
                <text:p>228062000</text:p>
              </table:table-cell>
              <table:table-cell office:value-type="float" office:value="228070000">
                <text:p>228070000</text:p>
              </table:table-cell>
              <table:table-cell office:value-type="float" office:value="228362000">
                <text:p>228362000</text:p>
              </table:table-cell>
              <table:table-cell office:value-type="float" office:value="228261000">
                <text:p>228261000</text:p>
              </table:table-cell>
              <table:table-cell office:value-type="float" office:value="228138000">
                <text:p>228138000</text:p>
              </table:table-cell>
              <table:table-cell office:value-type="float" office:value="228038000">
                <text:p>228038000</text:p>
              </table:table-cell>
              <table:table-cell office:value-type="float" office:value="227891000">
                <text:p>227891000</text:p>
              </table:table-cell>
              <table:table-cell office:value-type="float" office:value="229002000">
                <text:p>229002000</text:p>
              </table:table-cell>
              <table:table-cell office:value-type="float" office:value="229090000">
                <text:p>229090000</text:p>
              </table:table-cell>
              <table:table-cell office:value-type="float" office:value="228988000">
                <text:p>228988000</text:p>
              </table:table-cell>
              <table:table-cell office:value-type="float" office:value="229003000">
                <text:p>229003000</text:p>
              </table:table-cell>
              <table:table-cell office:value-type="float" office:value="228990000">
                <text:p>228990000</text:p>
              </table:table-cell>
              <table:table-cell office:value-type="float" office:value="229025000">
                <text:p>229025000</text:p>
              </table:table-cell>
              <table:table-cell office:value-type="float" office:value="228994000">
                <text:p>228994000</text:p>
              </table:table-cell>
              <table:table-cell office:value-type="float" office:value="229013000">
                <text:p>229013000</text:p>
              </table:table-cell>
              <table:table-cell office:value-type="float" office:value="229007000">
                <text:p>229007000</text:p>
              </table:table-cell>
              <table:table-cell office:value-type="float" office:value="229000000">
                <text:p>229000000</text:p>
              </table:table-cell>
              <table:table-cell office:value-type="float" office:value="229028000">
                <text:p>229028000</text:p>
              </table:table-cell>
              <table:table-cell office:value-type="float" office:value="228993000">
                <text:p>228993000</text:p>
              </table:table-cell>
              <table:table-cell office:value-type="float" office:value="229026000">
                <text:p>229026000</text:p>
              </table:table-cell>
              <table:table-cell office:value-type="float" office:value="229108000">
                <text:p>229108000</text:p>
              </table:table-cell>
              <table:table-cell office:value-type="float" office:value="229053000">
                <text:p>229053000</text:p>
              </table:table-cell>
              <table:table-cell office:value-type="float" office:value="229025000">
                <text:p>229025000</text:p>
              </table:table-cell>
              <table:table-cell office:value-type="float" office:value="229056000">
                <text:p>229056000</text:p>
              </table:table-cell>
              <table:table-cell office:value-type="float" office:value="229050000">
                <text:p>229050000</text:p>
              </table:table-cell>
              <table:table-cell office:value-type="float" office:value="228999000">
                <text:p>228999000</text:p>
              </table:table-cell>
              <table:table-cell office:value-type="float" office:value="228999000">
                <text:p>228999000</text:p>
              </table:table-cell>
              <table:table-cell office:value-type="float" office:value="229001000">
                <text:p>229001000</text:p>
              </table:table-cell>
              <table:table-cell office:value-type="float" office:value="229079000">
                <text:p>229079000</text:p>
              </table:table-cell>
              <table:table-cell office:value-type="float" office:value="229023000">
                <text:p>229023000</text:p>
              </table:table-cell>
              <table:table-cell office:value-type="float" office:value="229131000">
                <text:p>229131000</text:p>
              </table:table-cell>
              <table:table-cell office:value-type="float" office:value="229040000">
                <text:p>229040000</text:p>
              </table:table-cell>
              <table:table-cell office:value-type="float" office:value="229059000">
                <text:p>229059000</text:p>
              </table:table-cell>
              <table:table-cell office:value-type="float" office:value="229048000">
                <text:p>229048000</text:p>
              </table:table-cell>
              <table:table-cell office:value-type="float" office:value="229009000">
                <text:p>229009000</text:p>
              </table:table-cell>
              <table:table-cell office:value-type="float" office:value="229002000">
                <text:p>229002000</text:p>
              </table:table-cell>
              <table:table-cell office:value-type="float" office:value="228972000">
                <text:p>228972000</text:p>
              </table:table-cell>
              <table:table-cell office:value-type="float" office:value="231575000">
                <text:p>231575000</text:p>
              </table:table-cell>
              <table:table-cell office:value-type="float" office:value="231546000">
                <text:p>231546000</text:p>
              </table:table-cell>
              <table:table-cell office:value-type="float" office:value="231537000">
                <text:p>231537000</text:p>
              </table:table-cell>
              <table:table-cell office:value-type="float" office:value="231557000">
                <text:p>231557000</text:p>
              </table:table-cell>
              <table:table-cell office:value-type="float" office:value="231518000">
                <text:p>231518000</text:p>
              </table:table-cell>
              <table:table-cell office:value-type="float" office:value="231607000">
                <text:p>231607000</text:p>
              </table:table-cell>
              <table:table-cell office:value-type="float" office:value="231541000">
                <text:p>231541000</text:p>
              </table:table-cell>
              <table:table-cell office:value-type="float" office:value="231593000">
                <text:p>231593000</text:p>
              </table:table-cell>
              <table:table-cell office:value-type="float" office:value="231508000">
                <text:p>231508000</text:p>
              </table:table-cell>
              <table:table-cell office:value-type="float" office:value="231589000">
                <text:p>231589000</text:p>
              </table:table-cell>
              <table:table-cell office:value-type="float" office:value="231555000">
                <text:p>231555000</text:p>
              </table:table-cell>
              <table:table-cell office:value-type="float" office:value="231543000">
                <text:p>231543000</text:p>
              </table:table-cell>
              <table:table-cell office:value-type="float" office:value="231550000">
                <text:p>231550000</text:p>
              </table:table-cell>
              <table:table-cell office:value-type="float" office:value="231581000">
                <text:p>231581000</text:p>
              </table:table-cell>
              <table:table-cell office:value-type="float" office:value="231592000">
                <text:p>231592000</text:p>
              </table:table-cell>
              <table:table-cell office:value-type="float" office:value="231557000">
                <text:p>231557000</text:p>
              </table:table-cell>
              <table:table-cell office:value-type="float" office:value="231605000">
                <text:p>231605000</text:p>
              </table:table-cell>
              <table:table-cell office:value-type="float" office:value="231590000">
                <text:p>231590000</text:p>
              </table:table-cell>
              <table:table-cell office:value-type="float" office:value="231556000">
                <text:p>231556000</text:p>
              </table:table-cell>
              <table:table-cell office:value-type="float" office:value="231550000">
                <text:p>231550000</text:p>
              </table:table-cell>
              <table:table-cell office:value-type="float" office:value="231526000">
                <text:p>231526000</text:p>
              </table:table-cell>
              <table:table-cell office:value-type="float" office:value="231515000">
                <text:p>231515000</text:p>
              </table:table-cell>
              <table:table-cell office:value-type="float" office:value="231600000">
                <text:p>231600000</text:p>
              </table:table-cell>
              <table:table-cell office:value-type="float" office:value="231533000">
                <text:p>231533000</text:p>
              </table:table-cell>
              <table:table-cell office:value-type="float" office:value="231535000">
                <text:p>231535000</text:p>
              </table:table-cell>
              <table:table-cell office:value-type="float" office:value="231585000">
                <text:p>231585000</text:p>
              </table:table-cell>
              <table:table-cell office:value-type="float" office:value="231550000">
                <text:p>231550000</text:p>
              </table:table-cell>
              <table:table-cell office:value-type="float" office:value="231516000">
                <text:p>231516000</text:p>
              </table:table-cell>
              <table:table-cell office:value-type="float" office:value="231540000">
                <text:p>231540000</text:p>
              </table:table-cell>
              <table:table-cell office:value-type="float" office:value="231558000">
                <text:p>231558000</text:p>
              </table:table-cell>
              <table:table-cell office:value-type="float" office:value="231551000">
                <text:p>231551000</text:p>
              </table:table-cell>
              <table:table-cell office:value-type="float" office:value="231583000">
                <text:p>231583000</text:p>
              </table:table-cell>
              <table:table-cell office:value-type="float" office:value="231578000">
                <text:p>231578000</text:p>
              </table:table-cell>
              <table:table-cell office:value-type="float" office:value="231541000">
                <text:p>231541000</text:p>
              </table:table-cell>
              <table:table-cell office:value-type="float" office:value="231573000">
                <text:p>231573000</text:p>
              </table:table-cell>
              <table:table-cell office:value-type="float" office:value="231546000">
                <text:p>231546000</text:p>
              </table:table-cell>
              <table:table-cell office:value-type="float" office:value="231571000">
                <text:p>231571000</text:p>
              </table:table-cell>
              <table:table-cell office:value-type="float" office:value="231534000">
                <text:p>231534000</text:p>
              </table:table-cell>
              <table:table-cell office:value-type="float" office:value="231529000">
                <text:p>231529000</text:p>
              </table:table-cell>
              <table:table-cell office:value-type="float" office:value="231536000">
                <text:p>231536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02000">
                <text:p>233102000</text:p>
              </table:table-cell>
              <table:table-cell office:value-type="float" office:value="233176000">
                <text:p>23317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